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Arrow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cm" svg:y1="2.4cm" svg:x2="2.3cm" svg:y2="2.4cm">
          <text:p/>
        </draw:line>
        <draw:frame draw:style-name="gr2" draw:text-style-name="P1" draw:layer="layout" svg:width="1.892cm" svg:height="0.402cm" draw:transform="rotate (1.5707963267949) translate (4.6cm 2.192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64cm" svg:height="0.402cm" svg:x="1.8cm" svg:y="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7cm" svg:height="2cm" svg:x="2.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1.6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2cm" svg:x="3.7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64cm" svg:height="0.402cm" svg:x="2.436cm" svg:y="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464cm" svg:height="0.402cm" svg:x="3.1cm" svg:y="0.9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886cm" svg:height="0.402cm" svg:x="3.614cm" svg:y="2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1.684cm" svg:height="0.402cm" svg:x="-0.084cm" svg:y="1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0.464cm" svg:height="0.402cm" svg:x="1.7cm" svg:y="2.49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2.3cm" svg:y1="2.4cm" svg:x2="3cm" svg:y2="2.4cm">
          <text:p/>
        </draw:line>
        <draw:frame draw:style-name="gr2" draw:text-style-name="P1" draw:layer="layout" svg:width="0.464cm" svg:height="0.402cm" svg:x="2.436cm" svg:y="2.4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464cm" svg:height="0.402cm" svg:x="1.7cm" svg:y="2.4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4.4cm" svg:y1="2.4cm" svg:x2="5.1cm" svg:y2="2.4cm">
          <text:p/>
        </draw:line>
        <draw:frame draw:style-name="gr2" draw:text-style-name="P1" draw:layer="layout" svg:width="1.892cm" svg:height="0.402cm" svg:x="3.9cm" svg:y="2.4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0.886cm" svg:height="0.402cm" svg:x="3.614cm" svg:y="0.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layout" svg:width="0.7cm" svg:height="2cm" svg:x="4.4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83cm" svg:height="0.402cm" svg:x="5.1cm" svg:y="1.0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886cm" svg:height="0.402cm" svg:x="3cm" svg:y="2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cm" fo:page-height="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22T11:37:30.622468945</dc:date>
    <meta:editing-duration>PT11M41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0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11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12/content.xml><?xml version="1.0" encoding="utf-8"?>
<math xmlns="http://www.w3.org/1998/Math/MathML" display="block">
  <semantics>
    <mstyle mathvariant="monospace">
      <mtext>numLayer</mtext>
    </mstyle>
    <annotation encoding="StarMath 5.0">font fixed "numLayer"</annotation>
  </semantics>
</math>
</file>

<file path=Object 14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2/content.xml><?xml version="1.0" encoding="utf-8"?>
<math xmlns="http://www.w3.org/1998/Math/MathML" display="block">
  <semantics>
    <mrow>
      <mstyle mathvariant="monospace">
        <mtext>2</mtext>
      </mstyle>
      <mtext/>
    </mrow>
    <annotation encoding="StarMath 5.0">font fixed "2"
"</annotation>
  </semantics>
</math>
</file>

<file path=Object 3/content.xml><?xml version="1.0" encoding="utf-8"?>
<math xmlns="http://www.w3.org/1998/Math/MathML" display="block">
  <semantics>
    <mstyle mathvariant="monospace">
      <mtext>cavity2</mtext>
    </mstyle>
    <annotation encoding="StarMath 5.0">font fixed "cavity2"</annotation>
  </semantics>
</math>
</file>

<file path=Object 4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

<file path=Object 5/content.xml><?xml version="1.0" encoding="utf-8"?>
<math xmlns="http://www.w3.org/1998/Math/MathML" display="block">
  <semantics>
    <mrow>
      <mstyle mathvariant="monospace">
        <mtext>3</mtext>
      </mstyle>
      <mtext/>
    </mrow>
    <annotation encoding="StarMath 5.0">font fixed "3"
"</annotation>
  </semantics>
</math>
</file>

<file path=Object 6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7/content.xml><?xml version="1.0" encoding="utf-8"?>
<math xmlns="http://www.w3.org/1998/Math/MathML" display="block">
  <semantics>
    <mstyle mathvariant="monospace">
      <mtext>cavity1</mtext>
    </mstyle>
    <annotation encoding="StarMath 5.0">font fixed "cavity1"</annotation>
  </semantics>
</math>
</file>

<file path=Object 8/content.xml><?xml version="1.0" encoding="utf-8"?>
<math xmlns="http://www.w3.org/1998/Math/MathML" display="block">
  <semantics>
    <mrow>
      <mstyle mathvariant="monospace">
        <mtext>...</mtext>
      </mstyle>
      <mtext/>
    </mrow>
    <annotation encoding="StarMath 5.0">font fixed "..."
"</annotation>
  </semantics>
</math>
</file>

<file path=Object 9/content.xml><?xml version="1.0" encoding="utf-8"?>
<math xmlns="http://www.w3.org/1998/Math/MathML" display="block">
  <semantics>
    <mrow>
      <mstyle mathvariant="monospace">
        <mtext>1</mtext>
      </mstyle>
      <mtext/>
    </mrow>
    <annotation encoding="StarMath 5.0">font fixed "1"
"</annotation>
  </semantics>
</math>
</file>